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7.999cm" table:align="center"/>
    </style:style>
    <style:style style:name="Tabella1.A" style:family="table-column">
      <style:table-column-properties style:column-width="3.999cm"/>
    </style:style>
    <style:style style:name="Tabella1.B" style:family="table-column">
      <style:table-column-properties style:column-width="4.001cm"/>
    </style:style>
    <style:style style:name="Tabella1.A1" style:family="table-cell">
      <style:table-cell-properties style:vertical-align="middle" fo:padding="0.097cm" fo:border-left="none" fo:border-right="none" fo:border-top="0.5pt solid #000000" fo:border-bottom="0.5pt solid #000000"/>
    </style:style>
    <style:style style:name="Tabella1.A2" style:family="table-cell">
      <style:table-cell-properties style:vertical-align="middle" fo:padding="0.097cm" fo:border-left="none" fo:border-right="none" fo:border-top="none" fo:border-bottom="0.5pt solid #000000"/>
    </style:style>
    <style:style style:name="P1" style:family="paragraph" style:parent-style-name="Table_20_Contents">
      <loext:graphic-properties draw:fill="none"/>
      <style:paragraph-properties fo:margin-left="0cm" fo:margin-right="0cm" fo:margin-top="0.101cm" fo:margin-bottom="0.101cm" style:contextual-spacing="false" fo:text-align="center" style:justify-single-word="false" fo:orphans="0" fo:widows="0" fo:text-indent="0cm" style:auto-text-indent="false" fo:background-color="transparent" text:number-lines="false" text:line-number="0"/>
    </style:style>
    <style:style style:name="P2" style:family="paragraph" style:parent-style-name="Preformatted_20_Text">
      <style:text-properties officeooo:paragraph-rsid="0024f2fb"/>
    </style:style>
    <style:style style:name="P3" style:family="paragraph" style:parent-style-name="Preformatted_20_Text">
      <style:text-properties officeooo:paragraph-rsid="002527d3"/>
    </style:style>
    <style:style style:name="P4" style:family="paragraph" style:parent-style-name="Text_20_body">
      <style:text-properties officeooo:paragraph-rsid="001f4cbf"/>
    </style:style>
    <style:style style:name="P5" style:family="paragraph" style:parent-style-name="Text_20_body">
      <style:text-properties officeooo:paragraph-rsid="0022588d"/>
    </style:style>
    <style:style style:name="P6" style:family="paragraph" style:parent-style-name="Text_20_body">
      <style:text-properties fo:font-size="12pt" officeooo:paragraph-rsid="0022588d"/>
    </style:style>
    <style:style style:name="P7" style:family="paragraph" style:parent-style-name="Text_20_body">
      <style:text-properties officeooo:paragraph-rsid="0023ca2e"/>
    </style:style>
    <style:style style:name="P8" style:family="paragraph" style:parent-style-name="Text_20_body" style:list-style-name="L1">
      <style:text-properties officeooo:paragraph-rsid="001f4cbf"/>
    </style:style>
    <style:style style:name="P9" style:family="paragraph" style:parent-style-name="Text_20_body" style:list-style-name="L2"/>
    <style:style style:name="P10" style:family="paragraph" style:parent-style-name="Text_20_body" style:list-style-name="L2">
      <style:text-properties fo:background-color="transparent"/>
    </style:style>
    <style:style style:name="P11" style:family="paragraph" style:parent-style-name="Text_20_body" style:list-style-name="L3">
      <style:text-properties officeooo:paragraph-rsid="001d8ff0"/>
    </style:style>
    <style:style style:name="P12" style:family="paragraph" style:parent-style-name="Text_20_body" style:list-style-name="L3">
      <style:text-properties fo:font-weight="normal" officeooo:rsid="001f4cbf" officeooo:paragraph-rsid="001d8ff0" fo:background-color="transparent" style:font-weight-asian="normal" style:font-weight-complex="normal"/>
    </style:style>
    <style:style style:name="P13" style:family="paragraph" style:parent-style-name="Text_20_body" style:list-style-name="L4"/>
    <style:style style:name="T1" style:family="text">
      <style:text-properties officeooo:rsid="001baf57"/>
    </style:style>
    <style:style style:name="T2" style:family="text">
      <style:text-properties fo:font-weight="bold" style:font-weight-asian="bold" style:font-weight-complex="bold"/>
    </style:style>
    <style:style style:name="T3" style:family="text">
      <style:text-properties fo:font-weight="bold" officeooo:rsid="001baf57" style:font-weight-asian="bold" style:font-weight-complex="bold"/>
    </style:style>
    <style:style style:name="T4" style:family="text">
      <style:text-properties fo:font-weight="bold" officeooo:rsid="001d8ff0" style:font-weight-asian="bold" style:font-weight-complex="bold"/>
    </style:style>
    <style:style style:name="T5" style:family="text">
      <style:text-properties fo:font-weight="bold" officeooo:rsid="001f4cbf" style:font-weight-asian="bold" style:font-weight-complex="bold"/>
    </style:style>
    <style:style style:name="T6" style:family="text">
      <style:text-properties fo:font-weight="bold" officeooo:rsid="0023ca2e" style:font-weight-asian="bold" style:font-weight-complex="bold"/>
    </style:style>
    <style:style style:name="T7" style:family="text">
      <style:text-properties fo:font-weight="bold" officeooo:rsid="0024f2fb" style:font-weight-asian="bold" style:font-weight-complex="bold"/>
    </style:style>
    <style:style style:name="T8" style:family="text">
      <style:text-properties fo:font-weight="normal" officeooo:rsid="001baf57" style:font-weight-asian="normal" style:font-weight-complex="normal"/>
    </style:style>
    <style:style style:name="T9" style:family="text">
      <style:text-properties fo:font-weight="normal" officeooo:rsid="001d8ff0" style:font-weight-asian="normal" style:font-weight-complex="normal"/>
    </style:style>
    <style:style style:name="T10" style:family="text">
      <style:text-properties fo:font-weight="normal" officeooo:rsid="001f4cbf" style:font-weight-asian="normal" style:font-weight-complex="normal"/>
    </style:style>
    <style:style style:name="T11" style:family="text">
      <style:text-properties fo:font-weight="normal" officeooo:rsid="001f4cbf" fo:background-color="transparent" loext:char-shading-value="0" style:font-weight-asian="normal" style:font-weight-complex="normal"/>
    </style:style>
    <style:style style:name="T12" style:family="text">
      <style:text-properties officeooo:rsid="001f4cbf"/>
    </style:style>
    <style:style style:name="T13" style:family="text">
      <style:text-properties fo:font-style="normal" style:font-style-asian="normal" style:font-style-complex="normal"/>
    </style:style>
    <style:style style:name="T14" style:family="text">
      <style:text-properties fo:background-color="transparent" loext:char-shading-value="0"/>
    </style:style>
    <style:style style:name="T15" style:family="text">
      <style:text-properties officeooo:rsid="001f8ff4"/>
    </style:style>
    <style:style style:name="T16" style:family="text">
      <style:text-properties officeooo:rsid="002150f7"/>
    </style:style>
    <style:style style:name="T17" style:family="text">
      <style:text-properties officeooo:rsid="0022588d"/>
    </style:style>
    <style:style style:name="T18" style:family="text">
      <style:text-properties officeooo:rsid="0023ca2e"/>
    </style:style>
    <style:style style:name="T19" style:family="text">
      <style:text-properties officeooo:rsid="0024f2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Documentazione</text:title></text:p>
      <text:p text:style-name="Subtitle">Progetto sito Alpi Apuane</text:p>
      <table:table table:name="Tabella1" table:style-name="Tabella1">
        <table:table-column table:style-name="Tabella1.A"/>
        <table:table-column table:style-name="Tabella1.B"/>
        <table:table-row table:style-name="TableLine94675008309264">
          <table:table-cell table:style-name="Tabella1.A1" office:value-type="string">
            <text:p text:style-name="P1">Revisione</text:p>
          </table:table-cell>
          <table:table-cell table:style-name="Tabella1.A1" office:value-type="string">
            <text:p text:style-name="P1"><text:editing-cycles>8</text:editing-cycles></text:p>
          </table:table-cell>
        </table:table-row>
        <table:table-row table:style-name="TableLine94675066229856">
          <table:table-cell table:style-name="Tabella1.A2" office:value-type="string">
            <text:p text:style-name="P1">Data</text:p>
          </table:table-cell>
          <table:table-cell table:style-name="Tabella1.A2" office:value-type="string">
            <text:p text:style-name="P1"><text:modification-date style:data-style-name="N76">14 maggio 2021</text:modification-date></text:p>
          </table:table-cell>
        </table:table-row>
        <table:table-row table:style-name="TableLine94675010037152">
          <table:table-cell table:style-name="Tabella1.A2" office:value-type="string">
            <text:p text:style-name="P1">Ora</text:p>
          </table:table-cell>
          <table:table-cell table:style-name="Tabella1.A2" office:value-type="string">
            <text:p text:style-name="P1"><text:modification-time style:data-style-name="N41">16:07:49</text:modification-time></text:p>
          </table:table-cell>
        </table:table-row>
      </table:table>
      <text:p text:style-name="Standard"/>
      <text:h text:style-name="Heading_20_1" text:outline-level="1">Struttura delle cartelle</text:h>
      <text:h text:style-name="Heading_20_2" text:outline-level="2">Nomenclatura</text:h>
      <text:p text:style-name="P4">Tutti i <text:span text:style-name="T14">nomi dei file</text:span> e delle cartelle devono essere <text:span text:style-name="T14">minuscoli, senza spazi né simboli</text:span> ad eccezione di</text:p>
      <text:list xml:id="list450999247" text:style-name="L1">
        <text:list-item>
          <text:p text:style-name="P8">“_” (<text:span text:style-name="T13">tratto basso</text:span>), per separare diverse parole nei nomi lunghi</text:p>
        </text:list-item>
        <text:list-item>
          <text:p text:style-name="P8">“.” (punto), per separare l’estensione e la tipologia di file</text:p>
        </text:list-item>
      </text:list>
      <text:p text:style-name="P4">Fanno eccezione i file di libre<text:span text:style-name="T15">rie che devono essere usati (possibilmente) così come sono.</text:span></text:p>
      <text:p text:style-name="P4">I file che cont<text:span text:style-name="T16">engono classi PHP devono avere come estensione “.class.php”.</text:span></text:p>
      <text:h text:style-name="Heading_20_2" text:outline-level="2">Cartella princi<text:span text:style-name="T12">pale</text:span></text:h>
      <text:p text:style-name="Text_20_body">Nella cartella principale sono presenti:</text:p>
      <text:list xml:id="list538528907" text:style-name="L2">
        <text:list-item>
          <text:p text:style-name="P10">obbligatoriamente un file denominato <text:span text:style-name="T2">index.php</text:span></text:p>
        </text:list-item>
        <text:list-item>
          <text:p text:style-name="P9">i file che corr<text:span text:style-name="T1">ispondono ad una pagina</text:span></text:p>
        </text:list-item>
        <text:list-item>
          <text:p text:style-name="P9">gli script che gestiscono richieste di risorse (<text:span text:style-name="T2">img.php</text:span>, <text:span text:style-name="T2">rest.php</text:span>)</text:p>
        </text:list-item>
        <text:list-item>
          <text:p text:style-name="P9">l’icona del sito (<text:span text:style-name="T2">favicon.png</text:span>)</text:p>
        </text:list-item>
      </text:list>
      <text:h text:style-name="Heading_20_2" text:outline-level="2">Sottocartelle</text:h>
      <text:p text:style-name="Text_20_body">Le sottocartelle sono gestite come segue:</text:p>
      <text:list xml:id="list1528546512" text:style-name="L3">
        <text:list-item>
          <text:p text:style-name="P11"><text:span text:style-name="T3">ajax</text:span><text:span text:style-name="T1"> contiene i file con gli script che gestiscono le richieste asincrone lato server</text:span></text:p>
        </text:list-item>
        <text:list-item>
          <text:p text:style-name="P11"><text:span text:style-name="T3">css</text:span><text:span text:style-name="T8">, </text:span><text:span text:style-name="T3">js</text:span><text:span text:style-name="T8"> e </text:span><text:span text:style-name="T3">font</text:span><text:span text:style-name="T8"> contengono i fogli di stile e gli script e i font speci</text:span><text:span text:style-name="T9">fici per il sito tranne quelli relativi ad una libreria</text:span></text:p>
          <text:list>
            <text:list-item>
              <text:p text:style-name="P11"><text:span text:style-name="T9">il foglio di stile principa</text:span><text:span text:style-name="T10">le è </text:span><text:span text:style-name="T5">style.css</text:span><text:span text:style-name="T10"> e </text:span><text:span text:style-name="T11">deve essere incluso in tutte le pagine</text:span></text:p>
            </text:list-item>
            <text:list-item>
              <text:p text:style-name="P12">gli altri fogli di stile e i file javascript devono avere un nome che ne identifica la pagina o l’ambito in cui è utilizzato</text:p>
            </text:list-item>
          </text:list>
        </text:list-item>
        <text:list-item>
          <text:p text:style-name="P11"><text:span text:style-name="T8">in</text:span><text:span text:style-name="T9"> </text:span><text:span text:style-name="T4">docs</text:span><text:span text:style-name="T9"> sono presenti i file relativi alla documentazione</text:span></text:p>
        </text:list-item>
        <text:list-item>
          <text:p text:style-name="P11"><text:soft-page-break/><text:span text:style-name="T4">imgs </text:span><text:span text:style-name="T9">e</text:span><text:span text:style-name="T4"> video </text:span><text:span text:style-name="T9">contengono i contenuti multimediali tranne quelli relativi ai contenuti che sono nel database</text:span></text:p>
        </text:list-item>
        <text:list-item>
          <text:p text:style-name="P11"><text:span text:style-name="T4">lib </text:span><text:span text:style-name="T9">contiene</text:span><text:span text:style-name="T4"> </text:span><text:span text:style-name="T9">i file relativi alle librerie usate suddivisi per linguaggio (js, php, …)</text:span></text:p>
        </text:list-item>
        <text:list-item>
          <text:p text:style-name="P11"><text:span text:style-name="T4">oop </text:span><text:span text:style-name="T9">contiene la definizione delle classi usate per l’interfacciamento con il database</text:span></text:p>
        </text:list-item>
        <text:list-item>
          <text:p text:style-name="P11"><text:span text:style-name="T4">php</text:span><text:span text:style-name="T9"> contiene script aggiuntivi utili alla visuallizzazione delle pagine</text:span></text:p>
        </text:list-item>
      </text:list>
      <text:h text:style-name="Heading_20_1" text:outline-level="1">Formattazione del codice</text:h>
      <text:p text:style-name="Text_20_body">I file php devono seguire le regole di formattazione PSR-12 (<text:a xlink:type="simple" xlink:href="https://www.php-fig.org/psr/psr-12/" text:style-name="Internet_20_link" text:visited-style-name="Visited_20_Internet_20_Link">PHP standards recommendations</text:a>).</text:p>
      <text:h text:style-name="Heading_20_1" text:outline-level="1">API pubbliche</text:h>
      <text:p text:style-name="P5">Le request devono essere indirizzate all’URL <text:span text:style-name="T2">/rest.php</text:span>.</text:p>
      <text:p text:style-name="P5">La risposta di qualunque richiest<text:span text:style-name="T17">a è in formato JSON con la seguente struttura:</text:span></text:p>
      <text:p text:style-name="Preformatted_20_Text">{</text:p>
      <text:p text:style-name="Preformatted_20_Text"><text:tab/>“error”: true | false,</text:p>
      <text:p text:style-name="Preformatted_20_Text"><text:tab/>“message”: “”,</text:p>
      <text:p text:style-name="Preformatted_20_Text"><text:tab/>...rest</text:p>
      <text:p text:style-name="Preformatted_20_Text">}</text:p>
      <text:p text:style-name="P6">In caso di errore <text:span text:style-name="T2">“error”</text:span> ha valore <text:span text:style-name="T2">true</text:span>, altrimenti <text:span text:style-name="T2">false</text:span>.</text:p>
      <text:p text:style-name="P6">In caso di errore <text:span text:style-name="T2">“message”</text:span> contiene informazioni relative al tipo di errore, altrimenti è una stringa vuota.</text:p>
      <text:p text:style-name="P6">Il resto dei valori dipende dal tipo di richiesta.</text:p>
      <text:h text:style-name="Heading_20_2" text:outline-level="2">Nessun endpoint</text:h>
      <text:p text:style-name="Text_20_body">Restituisce un elenco di endpoint intterrogabili.</text:p>
      <text:p text:style-name="P7">Esempio: <text:span text:style-name="T2">/rest.php</text:span></text:p>
      <text:p text:style-name="Preformatted_20_Text">“endpoints”: [</text:p>
      <text:p text:style-name="Preformatted_20_Text"><text:tab/>{“endpoint”: “places”},</text:p>
      <text:p text:style-name="Preformatted_20_Text"><text:tab/>{“endpoint”: “place”, “params”: [“id”]}</text:p>
      <text:p text:style-name="Preformatted_20_Text">]</text:p>
      <text:h text:style-name="Heading_20_2" text:outline-level="2">Endpoint places</text:h>
      <text:p text:style-name="Text_20_body">Restituisce un elenco di luoghi contenente:</text:p>
      <text:list xml:id="list1424003884" text:style-name="L4">
        <text:list-item>
          <text:p text:style-name="P13">un id univoco</text:p>
        </text:list-item>
        <text:list-item>
          <text:p text:style-name="P13">un nome identificativo</text:p>
        </text:list-item>
        <text:list-item>
          <text:p text:style-name="P13">la data dell’ultimo aggiornamento</text:p>
        </text:list-item>
        <text:list-item>
          <text:p text:style-name="P13">un URL per ottenere infor<text:span text:style-name="T18">mazioni specifiche per il dato luogo</text:span></text:p>
        </text:list-item>
      </text:list>
      <text:p text:style-name="Text_20_body">Esempio: <text:span text:style-name="T2">/rest.php?endpoint=places</text:span></text:p>
      <text:p text:style-name="Preformatted_20_Text">“places”: [</text:p>
      <text:p text:style-name="Preformatted_20_Text"><text:tab/>{</text:p>
      <text:p text:style-name="Preformatted_20_Text"><text:tab/><text:tab/>“id”: 1,</text:p>
      <text:p text:style-name="Preformatted_20_Text"><text:soft-page-break/><text:tab/><text:tab/>“name”: “Pisanino”,</text:p>
      <text:p text:style-name="Preformatted_20_Text"><text:tab/><text:tab/>“uDateTime”: “2021-03-16 20:52:23”,</text:p>
      <text:p text:style-name="Preformatted_20_Text"><text:tab/><text:tab/>“href”: “/rest.php?endpoint=place&amp;id=1”</text:p>
      <text:p text:style-name="Preformatted_20_Text"><text:tab/>}</text:p>
      <text:p text:style-name="Preformatted_20_Text">]</text:p>
      <text:h text:style-name="Heading_20_2" text:outline-level="2">Endpoint place</text:h>
      <text:p text:style-name="Text_20_body">Resti<text:span text:style-name="T18">tuisce informazioni specifiche sul luogo identificato dal parametro </text:span><text:span text:style-name="T6">id</text:span><text:span text:style-name="T18">.</text:span></text:p>
      <text:p text:style-name="Text_20_body">Esempio: <text:span text:style-name="T2">/rest.php?endpoint=place&amp;id=1</text:span></text:p>
      <text:p text:style-name="Preformatted_20_Text">“place”: {</text:p>
      <text:p text:style-name="Preformatted_20_Text"><text:tab/>“id”: “1”,</text:p>
      <text:p text:style-name="Preformatted_20_Text"><text:tab/>“name”: “Pisanino”,</text:p>
      <text:p text:style-name="Preformatted_20_Text"><text:tab/>“title”: “Monte Pisanino”,</text:p>
      <text:p text:style-name="P3"><text:tab/>“article”: “La vetta del monte Pisanino Il Pisanino, insieme al Monte Prado situato in *Garfagnana* a nord-est del Pisanino, \u00e8 tra le montagne pi\u00f9 alte appartenenti interamente alla Toscana. La vetta si trova in provincia di Lucca nel comune di Minucciano.\r\nIl Pisanino \u00e8 la vetta pi\u00f9 alta delle Alpi Apuane.”,</text:p>
      <text:p text:style-name="P3"><text:tab/>“description”: “La vetta del monte Pisanino Il Pisanino, insieme al Monte Prado situato in *Garfagnana* a nord-est del Pisanino”,</text:p>
      <text:p text:style-name="Preformatted_20_Text"><text:tab/>“has_image”: “1”,</text:p>
      <text:p text:style-name="Preformatted_20_Text"><text:tab/>“uDateTime”: “2021-03-16 20:52:23”,</text:p>
      <text:p text:style-name="P2"><text:tab/>“src”: “/img.php?id=1”,</text:p>
      <text:p text:style-name="P2"><text:tab/>“attributes”: [</text:p>
      <text:p text:style-name="P2"><text:tab/><text:tab/>{</text:p>
      <text:p text:style-name="P2"><text:tab/><text:tab/><text:tab/>“id”: “1”,</text:p>
      <text:p text:style-name="P2"><text:tab/><text:tab/><text:tab/>“name”: “Altitudine”,</text:p>
      <text:p text:style-name="P2"><text:tab/><text:tab/><text:tab/>“keyname”: “altitudine”,</text:p>
      <text:p text:style-name="P2"><text:tab/><text:tab/><text:tab/>“value”: “1947”,</text:p>
      <text:p text:style-name="P2"><text:tab/><text:tab/><text:tab/>“after”: “m s.l.m.“</text:p>
      <text:p text:style-name="P2"><text:tab/><text:tab/>},</text:p>
      <text:p text:style-name="P2"><text:tab/><text:tab/>{</text:p>
      <text:p text:style-name="P2"><text:tab/><text:tab/><text:tab/>“id”:“2”,</text:p>
      <text:p text:style-name="P2"><text:tab/><text:tab/><text:tab/>“name”:“Latitudine”,</text:p>
      <text:p text:style-name="P2"><text:tab/><text:tab/><text:tab/>“keyname”:“latitudine”,</text:p>
      <text:p text:style-name="P2"><text:tab/><text:tab/><text:tab/>“value”:“44.1341990”,</text:p>
      <text:p text:style-name="P3"><text:tab/><text:tab/><text:tab/>“after”:“”</text:p>
      <text:p text:style-name="P3"><text:tab/><text:tab/>},</text:p>
      <text:p text:style-name="P2"><text:tab/><text:tab/>{</text:p>
      <text:p text:style-name="P2"><text:tab/><text:tab/><text:tab/>“id”: “3”,</text:p>
      <text:p text:style-name="P2"><text:tab/><text:tab/><text:tab/>“name”: “Longitudine”,</text:p>
      <text:p text:style-name="P2"><text:tab/><text:tab/><text:tab/>“keyname”: “longitudine”,</text:p>
      <text:p text:style-name="P2"><text:tab/><text:tab/><text:tab/>“value”: “10.2135740”,</text:p>
      <text:p text:style-name="P2"><text:tab/><text:tab/><text:tab/>“after”: “”</text:p>
      <text:p text:style-name="P2"><text:tab/><text:tab/>}</text:p>
      <text:p text:style-name="Preformatted_20_Text"><text:tab/>],</text:p>
      <text:p text:style-name="Preformatted_20_Text"><text:tab/>“tags”: [</text:p>
      <text:p text:style-name="P2"><text:tab/><text:tab/>{</text:p>
      <text:p text:style-name="P2"><text:tab/><text:tab/><text:tab/>“id”: “1”,</text:p>
      <text:p text:style-name="P2"><text:tab/><text:tab/><text:tab/>“name”: “Vetta”,</text:p>
      <text:p text:style-name="P2"><text:tab/><text:tab/><text:tab/>“color”: “#008800”,</text:p>
      <text:p text:style-name="P2"><text:tab/><text:tab/><text:tab/>“textColor”: “#eee”,</text:p>
      <text:p text:style-name="P2"><text:tab/><text:tab/><text:tab/>“main”: “1“</text:p>
      <text:p text:style-name="P2"><text:tab/><text:tab/>}</text:p>
      <text:p text:style-name="Preformatted_20_Text"><text:tab/>]</text:p>
      <text:p text:style-name="Preformatted_20_Text">}</text:p>
      <text:h text:style-name="Heading_20_2" text:outline-level="2"><text:soft-page-break/>Immagini dei luoghi</text:h>
      <text:p text:style-name="Text_20_body">Per ottenere le immagini dei luoghi è necessario interrogare lo script <text:span text:style-name="T2">/img.php</text:span>, usando come parame<text:span text:style-name="T19">tro l’</text:span><text:span text:style-name="T7">id</text:span><text:span text:style-name="T19"> del luogo desiderato.</text:span></text:p>
      <text:p text:style-name="Text_20_body">Esempio: <text:span text:style-name="T2">/img.php?id=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2:09:15.053883385</meta:creation-date>
    <meta:editing-cycles>8</meta:editing-cycles>
    <meta:editing-duration>PT5H13M45S</meta:editing-duration>
    <dc:subject>Documentazione progetto sito apuane</dc:subject>
    <dc:title>Documentazione</dc:title>
    <dc:date>2021-05-14T16:07:49.771045798</dc:date>
    <meta:generator>LibreOffice/7.1.2.2$Linux_X86_64 LibreOffice_project/10$Build-2</meta:generator>
    <meta:document-statistic meta:table-count="1" meta:image-count="0" meta:object-count="0" meta:page-count="4" meta:paragraph-count="115" meta:word-count="595" meta:character-count="4038" meta:non-whitespace-character-count="3474"/>
  </office:meta>
</office:document-meta>
</file>